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Times New Roman" officeooo:rsid="001c0dc3" officeooo:paragraph-rsid="001c0dc3"/>
    </style:style>
    <style:style style:name="P2" style:family="paragraph" style:parent-style-name="Standard">
      <style:paragraph-properties fo:line-height="200%" fo:text-align="end" style:justify-single-word="false"/>
      <style:text-properties style:font-name="Times New Roman" officeooo:rsid="001c6278" officeooo:paragraph-rsid="001c627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c6278" officeooo:paragraph-rsid="001c6278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c6278" officeooo:paragraph-rsid="001c6278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style:text-underline-style="none" fo:font-weight="normal" officeooo:rsid="0034496f" officeooo:paragraph-rsid="0034496f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officeooo:paragraph-rsid="0035f7d8"/>
    </style:style>
    <style:style style:name="P7" style:family="paragraph" style:parent-style-name="Standard">
      <style:paragraph-properties fo:line-height="200%" fo:text-align="start" style:justify-single-word="false"/>
      <style:text-properties officeooo:rsid="0036b578" officeooo:paragraph-rsid="0036b578"/>
    </style:style>
    <style:style style:name="P8" style:family="paragraph" style:parent-style-name="Standard">
      <style:paragraph-properties fo:line-height="200%" fo:text-align="start" style:justify-single-word="false"/>
      <style:text-properties officeooo:rsid="0039f51f" officeooo:paragraph-rsid="0039f51f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37167" officeooo:paragraph-rsid="00237167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8cbfe" officeooo:paragraph-rsid="002916db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54dc1" officeooo:paragraph-rsid="002916db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78978" officeooo:paragraph-rsid="00278978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99eae" officeooo:paragraph-rsid="00299eae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05c12" officeooo:paragraph-rsid="00305c12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style:font-name="Times New Roman" style:text-underline-style="none" fo:font-weight="normal" officeooo:rsid="00305c12" officeooo:paragraph-rsid="00305c12" style:font-weight-asian="normal" style:font-weight-complex="normal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197d7" officeooo:paragraph-rsid="003197d7"/>
    </style:style>
    <style:style style:name="P17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1ed17" officeooo:paragraph-rsid="0031ed17"/>
    </style:style>
    <style:style style:name="P18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4496f" officeooo:paragraph-rsid="0034496f"/>
    </style:style>
    <style:style style:name="P19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1fd329" officeooo:paragraph-rsid="001fd329"/>
    </style:style>
    <style:style style:name="P20" style:family="paragraph" style:parent-style-name="Standard" style:list-style-name="L1">
      <style:paragraph-properties fo:line-height="200%" fo:text-align="start" style:justify-single-word="false"/>
      <style:text-properties style:font-name="Times New Roman" fo:font-weight="bold" officeooo:rsid="00415e38" officeooo:paragraph-rsid="00415e38" style:font-weight-asian="bold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officeooo:rsid="003d046d" officeooo:paragraph-rsid="003d046d"/>
    </style:style>
    <style:style style:name="P22" style:family="paragraph" style:parent-style-name="Standard">
      <style:paragraph-properties fo:line-height="200%" fo:text-align="start" style:justify-single-word="false"/>
      <style:text-properties officeooo:rsid="00415e38" officeooo:paragraph-rsid="00415e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01b" style:font-weight-asian="bold" style:font-weight-complex="bold"/>
    </style:style>
    <style:style style:name="T3" style:family="text">
      <style:text-properties fo:font-weight="bold" officeooo:rsid="0020f64f" style:font-weight-asian="bold" style:font-weight-complex="bold"/>
    </style:style>
    <style:style style:name="T4" style:family="text">
      <style:text-properties fo:font-weight="bold" officeooo:rsid="0022230e" style:font-weight-asian="bold" style:font-weight-complex="bold"/>
    </style:style>
    <style:style style:name="T5" style:family="text">
      <style:text-properties officeooo:rsid="00264256"/>
    </style:style>
    <style:style style:name="T6" style:family="text">
      <style:text-properties officeooo:rsid="0028cbfe"/>
    </style:style>
    <style:style style:name="T7" style:family="text">
      <style:text-properties fo:font-weight="normal" officeooo:rsid="0029aa1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2ba525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a525" style:font-weight-asian="normal" style:font-weight-complex="normal"/>
    </style:style>
    <style:style style:name="T11" style:family="text">
      <style:text-properties style:text-underline-style="none" fo:font-weight="normal" officeooo:rsid="002d607c" style:font-weight-asian="normal" style:font-weight-complex="normal"/>
    </style:style>
    <style:style style:name="T12" style:family="text">
      <style:text-properties style:text-underline-style="none" fo:font-weight="normal" officeooo:rsid="0032abfc" style:font-weight-asian="normal" style:font-weight-complex="normal"/>
    </style:style>
    <style:style style:name="T13" style:family="text">
      <style:text-properties style:text-underline-style="none" fo:font-weight="normal" officeooo:rsid="003abefc" style:font-weight-asian="normal" style:font-weight-complex="normal"/>
    </style:style>
    <style:style style:name="T14" style:family="text">
      <style:text-properties style:text-underline-style="none" fo:font-weight="normal" officeooo:rsid="003be437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3d83ef" style:font-weight-asian="bold" style:font-weight-complex="bold"/>
    </style:style>
    <style:style style:name="T17" style:family="text">
      <style:text-properties style:text-underline-style="none" fo:font-weight="bold" officeooo:rsid="003fd2c7" style:font-weight-asian="bold" style:font-weight-complex="bold"/>
    </style:style>
    <style:style style:name="T18" style:family="text">
      <style:text-properties style:font-name="Times New Roman" style:text-underline-style="none" fo:font-weight="normal" officeooo:rsid="0035f7d8" style:font-weight-asian="normal" style:font-weight-complex="normal"/>
    </style:style>
    <style:style style:name="T19" style:family="text">
      <style:text-properties officeooo:rsid="00450d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veer Salim</text:p>
      <text:p text:style-name="P2">RISA</text:p>
      <text:p text:style-name="P2">October 7, 2019</text:p>
      <text:p text:style-name="P3">Search Engine Design</text:p>
      <text:p text:style-name="P4">Text Compression Algorithm: </text:p>
      <text:list xml:id="list3901559215" text:style-name="L1">
        <text:list-item>
          <text:p text:style-name="P9">Ideal Compression Algorithm: Compression performance is excellent and fast at expense of hard disk space.</text:p>
          <text:p text:style-name="P10">Homogenous data with a predicatable statistical distribution is best left for static models.</text:p>
          <text:p text:style-name="P11">The better the compression, the slower the program runs or more <text:span text:style-name="T5">hard disk </text:span>memory is used.</text:p>
          <text:p text:style-name="P12">It is better to use an adaptive compression model since they dynamically update the model at runtime. So at first there will be poor compression performance. But as t<text:span text:style-name="T6">ime passes, performance improves. Adaptive models work best with heterogenous data. </text:span></text:p>
          <text:p text:style-name="P13">Google founders used <text:span text:style-name="T1">zlib. </text:span><text:span text:style-name="T7">Even though bzip had better compression performance, zlib was faster at the expense of some compression performance. </text:span><text:span text:style-name="T8">Zlib remains a well-respected compression algorithm to this day.</text:span><text:span text:style-name="T10"> </text:span><text:span text:style-name="T11">Today zlib only supports one algorithm called DEFLATE that is a variation of LZ77.</text:span></text:p>
          <text:p text:style-name="P14"><text:span text:style-name="T11">R</text:span><text:span text:style-name="T9">eal-Life Online Uses of zlib:</text:span></text:p>
          <text:list>
            <text:list-item>
              <text:p text:style-name="P15">Apache server uses zlib to implement HTTP/1.1</text:p>
            </text:list-item>
            <text:list-item>
              <text:p text:style-name="P15">The Apache Subversion and CVS version control systems use zlib to compress traffic to and from remote repositories.</text:p>
            </text:list-item>
            <text:list-item>
              <text:p text:style-name="P16"><text:span text:style-name="T9">The cURL library uses zlib to </text:span><text:span text:style-name="T15">de</text:span><text:span text:style-name="T9">compress</text:span></text:p>
              <text:p text:style-name="P17"><text:span text:style-name="T9">Today however, major websites use GNU Zip </text:span><text:span text:style-name="T12">(gzip).</text:span></text:p>
              <text:p text:style-name="P18"><text:span text:style-name="T12">W</text:span><text:span text:style-name="T9">hen you check the response headers of major websites like Google, Facebook, and StackExchange, all of them use </text:span><text:span text:style-name="T15">gzip.</text:span></text:p>
            </text:list-item>
          </text:list>
        </text:list-item>
      </text:list>
      <text:p text:style-name="P5"/>
      <text:p text:style-name="P6"><text:soft-page-break/><text:span text:style-name="T18">Just visit the StackOverflow URL: </text:span><text:a xlink:type="simple" xlink:href="https://stackoverflow.com/questions/9170338/why-are-major-web-sites-using-gzip?noredirect=1&amp;lq=1" text:style-name="Internet_20_link" text:visited-style-name="Visited_20_Internet_20_Link">https://stackoverflow.com/questions/9170338/why-are-major-web-sites-using-gzip?noredirect=1&amp;lq=1</text:a><text:span text:style-name="T9"> </text:span></text:p>
      <text:p text:style-name="P7"><text:span text:style-name="T9">The Content-Encoding of DuckDuckGo itself is: </text:span><text:span text:style-name="T15">gzip/</text:span><text:span text:style-name="T16">brotli</text:span><text:span text:style-name="T17">(brotli is preferable)</text:span></text:p>
      <text:p text:style-name="P8"><text:span text:style-name="T9">HTTP data is compressed before it is sent from the server. </text:span><text:span text:style-name="T13">Bear in mind that this is about HTTP data compression, not necessarily the compression featured in </text:span><text:span text:style-name="T14">indices for search engines.</text:span></text:p>
      <text:p text:style-name="P21"><text:span text:style-name="T14">R</text:span><text:span text:style-name="T9">emember that you need to encode data in UTF-8, in a font that universally supports all languages---like Sans Serif.</text:span></text:p>
      <text:p text:style-name="P22"><text:span text:style-name="T9">For storing documents in search engine’s local database, we will most likely use a variable-byte encoding algorithm.</text:span></text:p>
      <text:p text:style-name="P22"><text:span text:style-name="T9"/></text:p>
      <text:list xml:id="list1933170392031" text:continue-numbering="true" text:style-name="L1">
        <text:list-item>
          <text:p text:style-name="P19"><text:span text:style-name="T2">D</text:span><text:span text:style-name="T1">eliberately design the site so it is literally impossible for FANG companies to track you. </text:span><text:span text:style-name="T3">Or literally ANYONE for that matter. </text:span><text:span text:style-name="T4">Total respect for the user’s privacy.</text:span><text:span text:style-name="T1"> Even non-profit, FOSS search engines have been found to have this problem—aside from lacking good features found in search engines made by FANG companies like Microsoft Academic.</text:span></text:p>
        </text:list-item>
        <text:list-item>
          <text:p text:style-name="P20">Add a feature that allows researchers to migrate their previous research paper account to the academic search engine account. Of course, this will not damage their anonymity (ideally). <text:span text:style-name="T19">Also allow researchers to migrate their publication account to the FOSS search engin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21:18:38.651000000</meta:creation-date>
    <dc:date>2019-10-14T00:19:31.409000000</dc:date>
    <meta:editing-duration>PT2H1M38S</meta:editing-duration>
    <meta:editing-cycles>3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23" meta:word-count="388" meta:character-count="2558" meta:non-whitespace-character-count="2198"/>
  </office:meta>
</office:document-meta>
</file>